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a305a" officeooo:paragraph-rsid="000a305a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a305a" officeooo:paragraph-rsid="000a305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officeooo:rsid="000a305a" officeooo:paragraph-rsid="000a305a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c80ba" officeooo:paragraph-rsid="000c80ba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d7e9b" officeooo:paragraph-rsid="000d7e9b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c80ba" officeooo:paragraph-rsid="000c80ba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ffffff" loext:opacity="100%" style:font-name="Droid Sans Mono" fo:font-size="10.5pt" fo:font-weight="normal" fo:background-color="#000000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Droid Sans Mono" fo:font-size="10.5pt" fo:font-weight="bold" officeooo:rsid="000d7e9b" officeooo:paragraph-rsid="000d7e9b" fo:background-color="#00000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margin-top="0cm" fo:margin-bottom="0.499cm" style:contextual-spacing="false" style:line-height-at-least="0.503cm"/>
    </style:style>
    <style:style style:name="T1" style:family="text">
      <style:text-properties officeooo:rsid="000bdd95"/>
    </style:style>
    <style:style style:name="T2" style:family="text">
      <style:text-properties fo:color="#c586c0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569cd6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808080" loext:opacity="100%"/>
    </style:style>
    <style:style style:name="T8" style:family="text">
      <style:text-properties fo:color="#4ec9b0" loext:opacity="100%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oris Š<text:span text:style-name="T1">evčík </text:span>4.C 2.<text:span text:style-name="T1">S</text:span>kupina</text:p>
      <text:p text:style-name="P1"/>
      <text:p text:style-name="P4"><text:span text:style-name="T9">NEXTJS</text:span> - npx create-next-app@latest</text:p>
      <text:p text:style-name="P3"/>
      <text:p text:style-name="P6">Vytvorenie nového projektu v NEXTJS ;</text:p>
      <text:p text:style-name="P4"/>
      <text:p text:style-name="P4">What is your project named? my-app</text:p>
      <text:p text:style-name="P4">Would you like to use TypeScript? No / Yes</text:p>
      <text:p text:style-name="P4">Would you like to use ESLint? No / Yes</text:p>
      <text:p text:style-name="P4">Would you like to use Tailwind CSS? No / Yes</text:p>
      <text:p text:style-name="P4">Would you like your code inside a `src/` directory? No / Yes</text:p>
      <text:p text:style-name="P4">Would you like to use App Router? (recommended) No / Yes</text:p>
      <text:p text:style-name="P4">Would you like to use Turbopack for `next dev`? <text:s/>No / Yes</text:p>
      <text:p text:style-name="P4">Would you like to customize the import alias (`@/*` by default)? No / Yes</text:p>
      <text:p text:style-name="P4">What import alias would you like configured? @/*</text:p>
      <text:p text:style-name="P4"/>
      <text:p text:style-name="P6">cd – <text:span text:style-name="T10">change directory</text:span></text:p>
      <text:p text:style-name="P6">ls – <text:span text:style-name="T10">zobrazenie súborov v directory</text:span></text:p>
      <text:p text:style-name="P4"/>
      <text:p text:style-name="P4">MUI Components - <text:a xlink:type="simple" xlink:href="https://mui.com/material-ui/all-components/" text:style-name="Internet_20_link" text:visited-style-name="Visited_20_Internet_20_Link">https://mui.com/material-ui/all-components/</text:a></text:p>
      <text:p text:style-name="P4"/>
      <text:p text:style-name="P5"><text:span text:style-name="T9">App </text:span>– Router (Policajt) – rieši iba 3 komponenty – page.tsx, layout.tsx, not-found.tsx</text:p>
      <text:p text:style-name="P5"/>
      <text:p text:style-name="P5"><text:span text:style-name="T9">Dev režim </text:span>– update hned ako sa niečo zmení</text:p>
      <text:p text:style-name="P5"/>
      <text:p text:style-name="P5"><text:span text:style-name="T9">Vytvorenie stranky na localhoste:</text:span></text:p>
      <text:p text:style-name="P5"><text:span text:style-name="T9"/></text:p>
      <text:p text:style-name="P8"><text:span text:style-name="T2">import</text:span> <text:span text:style-name="T3">Typography</text:span> <text:span text:style-name="T2">from</text:span> <text:span text:style-name="T4">"@mui/material/Typography"</text:span>;</text:p>
      <text:p text:style-name="P9"/>
      <text:p text:style-name="P7"><text:span text:style-name="T2">export</text:span> <text:span text:style-name="T2">default</text:span> <text:span text:style-name="T5">function</text:span> <text:span text:style-name="T6">TermsConditions</text:span>() {</text:p>
      <text:p text:style-name="P7"><text:span text:style-name="T2">return</text:span> (</text:p>
      <text:p text:style-name="P7"><text:span text:style-name="T7">&lt;</text:span><text:span text:style-name="T8">Typography</text:span><text:span text:style-name="T7">&gt;</text:span> Podmienky pouzivania tohto webu <text:span text:style-name="T7">&lt;/</text:span><text:span text:style-name="T8">Typography</text:span><text:span text:style-name="T7">&gt;</text:span></text:p>
      <text:p text:style-name="P7">);</text:p>
      <text:p text:style-name="P7">}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2:26:00.060295805</meta:creation-date>
    <dc:date>2024-09-20T13:15:01.041502514</dc:date>
    <meta:editing-duration>PT49M</meta:editing-duration>
    <meta:editing-cycles>6</meta:editing-cycles>
    <meta:generator>LibreOffice/24.2.5.2$Linux_X86_64 LibreOffice_project/420$Build-2</meta:generator>
    <meta:document-statistic meta:table-count="0" meta:image-count="0" meta:object-count="0" meta:page-count="1" meta:paragraph-count="24" meta:word-count="158" meta:character-count="989" meta:non-whitespace-character-count="848"/>
  </office:meta>
</office:document-meta>
</file>